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80ce9" officeooo:paragraph-rsid="00180ce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80ce9" officeooo:paragraph-rsid="00180ce9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88965" officeooo:paragraph-rsid="00188965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88965" officeooo:paragraph-rsid="001ca640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ca640" officeooo:paragraph-rsid="001ca640" style:font-size-asian="14pt" style:font-weight-asian="normal" style:font-size-complex="14pt" style:font-weight-complex="normal"/>
    </style:style>
    <style:style style:name="T1" style:family="text">
      <style:text-properties officeooo:rsid="00188965"/>
    </style:style>
    <style:style style:name="T2" style:family="text">
      <style:text-properties officeooo:rsid="00199fd4"/>
    </style:style>
    <style:style style:name="T3" style:family="text">
      <style:text-properties officeooo:rsid="001b2071"/>
    </style:style>
    <style:style style:name="T4" style:family="text">
      <style:text-properties officeooo:rsid="001dc4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ILDING POS TAGGER</text:p>
      <text:p text:style-name="P1"/>
      <text:p text:style-name="P2">For the frontend:</text:p>
      <text:p text:style-name="P2"><text:tab/>We used HTML and CSS to build the Introduction, Procedure, Objective, Quizzes, Further Readings, Theory, faq </text:p>
      <text:p text:style-name="P2"/>
      <text:p text:style-name="P3">For the backend :</text:p>
      <text:p text:style-name="P4"><text:tab/><text:span text:style-name="T3">W</text:span>e use <text:span text:style-name="T2">Flask to recreate the php files (essentially used for creating experiment</text:span></text:p>
      <text:p text:style-name="P5">) </text:p>
      <text:p text:style-name="P5"><text:tab/><text:span text:style-name="T4">SQL is used for databases used in the experiment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22:14:49.494769903</meta:creation-date>
    <dc:date>2019-04-19T16:35:54.645669411</dc:date>
    <meta:editing-duration>PT4M20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49" meta:character-count="295" meta:non-whitespace-character-count="248"/>
  </office:meta>
</office:document-meta>
</file>